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1" svg:font-family="'Noto Sans Mono CJK KR'" style:font-family-generic="modern" style:font-pitch="fixed"/>
    <style:font-face style:name="Ubuntu" svg:font-family="Ubuntu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5097f" officeooo:paragraph-rsid="0005097f"/>
    </style:style>
    <style:style style:name="P4" style:family="paragraph" style:parent-style-name="Standard">
      <style:text-properties fo:font-size="10.25pt" officeooo:rsid="0005097f" officeooo:paragraph-rsid="0005097f" style:font-size-asian="9pt" style:font-size-complex="10.25pt"/>
    </style:style>
    <style:style style:name="P5" style:family="paragraph" style:parent-style-name="Standard">
      <style:text-properties fo:font-size="10.25pt" officeooo:rsid="0005097f" officeooo:paragraph-rsid="00075bd3" style:font-size-asian="9pt" style:font-size-complex="10.25pt"/>
    </style:style>
    <style:style style:name="P6" style:family="paragraph" style:parent-style-name="Standard">
      <style:text-properties fo:font-size="10.25pt" officeooo:rsid="00075bd3" officeooo:paragraph-rsid="00075bd3" style:font-size-asian="9pt" style:font-size-complex="10.25pt"/>
    </style:style>
    <style:style style:name="P7" style:family="paragraph" style:parent-style-name="Standard">
      <style:text-properties fo:font-size="10.25pt" officeooo:rsid="000811da" officeooo:paragraph-rsid="000811da" style:font-size-asian="9pt" style:font-size-complex="10.25pt"/>
    </style:style>
    <style:style style:name="P8" style:family="paragraph" style:parent-style-name="Standard">
      <style:text-properties officeooo:paragraph-rsid="0005097f"/>
    </style:style>
    <style:style style:name="P9" style:family="paragraph" style:parent-style-name="Standard">
      <style:text-properties style:font-name="Noto Sans CJK KR" fo:font-size="10.25pt" officeooo:rsid="0005097f" officeooo:paragraph-rsid="0005097f" style:font-size-asian="9pt" style:font-size-complex="10.25pt"/>
    </style:style>
    <style:style style:name="P10" style:family="paragraph" style:parent-style-name="Standard">
      <style:text-properties style:font-name="Noto Sans CJK KR" fo:font-size="10.25pt" officeooo:rsid="00099e13" officeooo:paragraph-rsid="00099e13" style:font-size-asian="9pt" style:font-size-complex="10.25pt"/>
    </style:style>
    <style:style style:name="P11" style:family="paragraph" style:parent-style-name="Standard">
      <style:text-properties style:font-name="Noto Sans CJK KR" fo:font-size="10.25pt" officeooo:rsid="0010c773" officeooo:paragraph-rsid="0010c773" style:font-size-asian="9pt" style:font-size-complex="10.25pt"/>
    </style:style>
    <style:style style:name="P12" style:family="paragraph" style:parent-style-name="Standard">
      <style:text-properties style:font-name="Noto Sans CJK KR" fo:font-size="10.25pt" fo:font-weight="bold" officeooo:rsid="0005097f" officeooo:paragraph-rsid="0005097f" style:font-name-asian="Noto Sans CJK KR" style:font-size-asian="9pt" style:font-weight-asian="bold" style:font-size-complex="10.25pt" style:font-weight-complex="bold"/>
    </style:style>
    <style:style style:name="P13" style:family="paragraph" style:parent-style-name="Standard">
      <style:text-properties style:font-name="Noto Sans CJK KR" fo:font-size="10.25pt" officeooo:rsid="000f5a1c" officeooo:paragraph-rsid="000f5a1c" style:font-name-asian="Noto Sans CJK KR" style:font-size-asian="9pt" style:font-size-complex="10.25pt"/>
    </style:style>
    <style:style style:name="P14" style:family="paragraph" style:parent-style-name="Standard">
      <style:text-properties style:font-name="Noto Sans CJK KR" fo:font-size="9pt" officeooo:rsid="0005097f" officeooo:paragraph-rsid="0005097f" style:font-name-asian="Noto Sans CJK KR" style:font-size-asian="9pt" style:font-size-complex="9pt"/>
    </style:style>
    <style:style style:name="P15" style:family="paragraph" style:parent-style-name="Standard">
      <style:text-properties style:font-name="Noto Sans CJK KR" fo:font-size="9pt" officeooo:rsid="00099e13" officeooo:paragraph-rsid="00099e13" style:font-name-asian="Noto Sans CJK KR" style:font-size-asian="9pt" style:font-size-complex="9pt"/>
    </style:style>
    <style:style style:name="P16" style:family="paragraph" style:parent-style-name="Standard">
      <style:text-properties style:font-name="Noto Sans CJK KR" fo:font-size="9pt" officeooo:rsid="0010c773" officeooo:paragraph-rsid="0010c773" style:font-name-asian="Noto Sans CJK KR" style:font-size-asian="9pt" style:font-size-complex="9pt"/>
    </style:style>
    <style:style style:name="P17" style:family="paragraph" style:parent-style-name="Standard">
      <style:text-properties style:font-name="Noto Sans CJK KR" fo:font-size="9pt" officeooo:rsid="00146936" officeooo:paragraph-rsid="00146936" style:font-name-asian="Noto Sans CJK KR" style:font-size-asian="9pt" style:font-size-complex="9pt"/>
    </style:style>
    <style:style style:name="P18" style:family="paragraph" style:parent-style-name="Standard">
      <style:text-properties style:font-name="Noto Sans CJK KR" fo:font-size="14pt" fo:font-weight="bold" officeooo:rsid="000f5a1c" officeooo:paragraph-rsid="000f5a1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bold" officeooo:rsid="00075bd3" officeooo:paragraph-rsid="00075bd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07c466" officeooo:paragraph-rsid="0007c466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4pt" fo:font-weight="bold" officeooo:rsid="0005097f" officeooo:paragraph-rsid="0005097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7e434" officeooo:paragraph-rsid="0007e434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paragraph-rsid="0009073e"/>
    </style:style>
    <style:style style:name="P24" style:family="paragraph" style:parent-style-name="Standard">
      <style:text-properties officeooo:paragraph-rsid="00099e13"/>
    </style:style>
    <style:style style:name="P25" style:family="paragraph" style:parent-style-name="Standard">
      <style:paragraph-properties fo:margin-top="0.201cm" fo:margin-bottom="0.201cm" loext:contextual-spacing="false"/>
      <style:text-properties fo:font-size="11pt" officeooo:rsid="00075bd3" officeooo:paragraph-rsid="00075bd3" style:font-size-asian="11pt" style:font-size-complex="11pt"/>
    </style:style>
    <style:style style:name="P26" style:family="paragraph" style:parent-style-name="Standard">
      <style:text-properties officeooo:paragraph-rsid="00146936"/>
    </style:style>
    <style:style style:name="P27" style:family="paragraph" style:parent-style-name="Standard">
      <style:text-properties officeooo:rsid="0018e603" officeooo:paragraph-rsid="0018e603"/>
    </style:style>
    <style:style style:name="P28" style:family="paragraph" style:parent-style-name="Standard">
      <style:text-properties officeooo:rsid="001a0caf" officeooo:paragraph-rsid="001a0caf"/>
    </style:style>
    <style:style style:name="T1" style:family="text">
      <style:text-properties style:font-name="Noto Sans CJK KR" fo:font-size="10.5pt" fo:font-weight="bold" officeooo:rsid="0005097f" style:font-name-asian="Noto Sans CJK KR" style:font-size-asian="10.5pt" style:font-weight-asian="bold" style:font-size-complex="10.5pt" style:font-weight-complex="bold"/>
    </style:style>
    <style:style style:name="T2" style:family="text">
      <style:text-properties style:font-name="Noto Sans CJK KR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Noto Sans CJK KR" fo:font-size="10.5pt" fo:font-weight="normal" officeooo:rsid="0005097f" style:font-size-asian="10.5pt" style:font-weight-asian="normal" style:font-size-complex="10.5pt" style:font-weight-complex="normal"/>
    </style:style>
    <style:style style:name="T4" style:family="text">
      <style:text-properties style:font-name="Noto Sans CJK KR" fo:font-size="9pt" fo:font-weight="normal" officeooo:rsid="0005097f" style:font-size-asian="9pt" style:font-weight-asian="normal" style:font-size-complex="9pt" style:font-weight-complex="normal"/>
    </style:style>
    <style:style style:name="T5" style:family="text">
      <style:text-properties style:font-name="Noto Sans CJK KR" fo:font-size="9pt" fo:font-weight="normal" officeooo:rsid="0009073e" style:font-size-asian="9pt" style:font-weight-asian="normal" style:font-size-complex="9pt" style:font-weight-complex="normal"/>
    </style:style>
    <style:style style:name="T6" style:family="text">
      <style:text-properties style:font-name="Noto Sans CJK KR" fo:font-size="9pt" fo:font-weight="normal" officeooo:rsid="00097241" style:font-size-asian="9pt" style:font-weight-asian="normal" style:font-size-complex="9pt" style:font-weight-complex="normal"/>
    </style:style>
    <style:style style:name="T7" style:family="text">
      <style:text-properties style:font-name="Noto Sans CJK KR" fo:font-size="9pt" fo:font-weight="bold" officeooo:rsid="00097241" style:font-size-asian="9pt" style:font-weight-asian="bold" style:font-size-complex="9pt" style:font-weight-complex="bold"/>
    </style:style>
    <style:style style:name="T8" style:family="text">
      <style:text-properties style:font-name="Noto Sans CJK KR" fo:font-size="9pt" style:font-name-asian="Noto Sans CJK KR" style:font-size-asian="9pt" style:font-size-complex="9pt"/>
    </style:style>
    <style:style style:name="T9" style:family="text">
      <style:text-properties style:font-name="Noto Sans CJK KR" fo:font-size="9pt" officeooo:rsid="00146936" style:font-name-asian="Noto Sans CJK KR" style:font-size-asian="9pt" style:font-size-complex="9pt"/>
    </style:style>
    <style:style style:name="T10" style:family="text">
      <style:text-properties style:font-name="Noto Sans CJK KR" fo:font-size="9pt" officeooo:rsid="0016228c" style:font-name-asian="Noto Sans CJK KR" style:font-size-asian="9pt" style:font-size-complex="9pt"/>
    </style:style>
    <style:style style:name="T11" style:family="text">
      <style:text-properties style:font-name="Noto Sans CJK KR" fo:font-size="9pt" officeooo:rsid="001a0caf" style:font-name-asian="Noto Sans CJK KR" style:font-size-asian="9pt" style:font-size-complex="9pt"/>
    </style:style>
    <style:style style:name="T12" style:family="text">
      <style:text-properties style:font-name="Noto Sans CJK KR" fo:font-size="9pt" style:font-name-asian="Noto Sans CJK KR" style:font-size-complex="9pt"/>
    </style:style>
    <style:style style:name="T13" style:family="text">
      <style:text-properties style:font-name="Noto Sans CJK KR" fo:font-size="10pt" fo:font-weight="bold" officeooo:rsid="0005097f" style:font-size-asian="10pt" style:font-weight-asian="bold" style:font-size-complex="10pt" style:font-weight-complex="bold"/>
    </style:style>
    <style:style style:name="T14" style:family="text">
      <style:text-properties style:font-name="Noto Sans CJK KR" fo:font-size="10pt" fo:font-weight="bold" officeooo:rsid="0009073e" style:font-size-asian="10pt" style:font-weight-asian="bold" style:font-size-complex="10pt" style:font-weight-complex="bold"/>
    </style:style>
    <style:style style:name="T15" style:family="text">
      <style:text-properties style:font-name="Noto Sans CJK KR" fo:font-size="10.25pt" officeooo:rsid="00099e13" style:font-size-asian="9pt" style:font-size-complex="10.2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97241" style:font-name-asian="Noto Sans CJK KR" style:font-weight-asian="bold" style:font-weight-complex="bold"/>
    </style:style>
    <style:style style:name="T18" style:family="text">
      <style:text-properties fo:font-weight="bold" officeooo:rsid="000b072a" style:font-name-asian="Noto Sans CJK KR" style:font-weight-asian="bold" style:font-weight-complex="bold"/>
    </style:style>
    <style:style style:name="T19" style:family="text">
      <style:text-properties style:font-name="Noto Sans Mono CJK KR" fo:font-size="9pt" fo:font-weight="normal" officeooo:rsid="0005097f" style:font-size-asian="9pt" style:font-weight-asian="normal" style:font-size-complex="9pt" style:font-weight-complex="normal"/>
    </style:style>
    <style:style style:name="T20" style:family="text">
      <style:text-properties style:font-name="Ubuntu" fo:font-size="9pt" fo:font-weight="normal" officeooo:rsid="0005097f" style:font-size-asian="9pt" style:font-weight-asian="normal" style:font-size-complex="9pt" style:font-weight-complex="normal"/>
    </style:style>
    <style:style style:name="T21" style:family="text">
      <style:text-properties style:font-name="Ubuntu" fo:font-size="9pt" fo:font-weight="normal" officeooo:rsid="0005097f" fo:background-color="#fff9c4" loext:char-shading-value="0" style:font-size-asian="9pt" style:font-weight-asian="normal" style:font-size-complex="9pt" style:font-weight-complex="normal"/>
    </style:style>
    <style:style style:name="T22" style:family="text">
      <style:text-properties style:font-name="Ubuntu" fo:font-size="9pt" style:font-size-asian="9pt" style:font-size-complex="9pt"/>
    </style:style>
    <style:style style:name="T23" style:family="text">
      <style:text-properties style:font-name="Ubuntu" fo:font-size="9pt" fo:background-color="#fff9c4" loext:char-shading-value="0" style:font-size-asian="9pt" style:font-size-complex="9pt"/>
    </style:style>
    <style:style style:name="T24" style:family="text">
      <style:text-properties style:font-name="Ubuntu" fo:font-size="10pt" style:font-size-asian="10pt" style:font-size-complex="10pt"/>
    </style:style>
    <style:style style:name="T25" style:family="text">
      <style:text-properties style:font-name="Ubuntu" fo:font-size="10pt" officeooo:rsid="0005097f" style:font-size-asian="10pt" style:font-size-complex="10pt"/>
    </style:style>
    <style:style style:name="T26" style:family="text">
      <style:text-properties style:font-name="Ubuntu" fo:font-size="10pt" fo:font-weight="normal" officeooo:rsid="0005097f" style:font-size-asian="10pt" style:font-weight-asian="normal" style:font-size-complex="10pt" style:font-weight-complex="normal"/>
    </style:style>
    <style:style style:name="T27" style:family="text">
      <style:text-properties style:font-name="Ubuntu" fo:font-size="10pt" fo:font-weight="normal" fo:background-color="#fff9c4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Ubuntu" fo:font-size="10pt" fo:font-weight="normal" officeooo:rsid="0005097f" fo:background-color="#fff9c4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Ubuntu" fo:font-size="10pt" fo:background-color="#fff9c4" loext:char-shading-value="0" style:font-size-asian="10pt" style:font-size-complex="10pt"/>
    </style:style>
    <style:style style:name="T30" style:family="text">
      <style:text-properties style:font-name="Ubuntu" fo:background-color="#fff9c4" loext:char-shading-value="0"/>
    </style:style>
    <style:style style:name="T31" style:family="text">
      <style:text-properties style:font-name="Ubuntu" fo:background-color="transparent" loext:char-shading-value="0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officeooo:rsid="00097241"/>
    </style:style>
    <style:style style:name="T34" style:family="text">
      <style:text-properties fo:font-size="9pt" fo:font-weight="bold" style:font-name-asian="Noto Sans CJK KR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AVSDK 설치/빌드 및 px4 데이터 습득환경 빌드 </text:p>
      <text:p text:style-name="P19"/>
      <text:p text:style-name="P22">Environment</text:p>
      <text:p text:style-name="P6"/>
      <text:p text:style-name="P25"><text:span text:style-name="T32"><text:s text:c="5"/>os</text:span> <text:s text:c="21"/><text:span text:style-name="T16">:</text:span> <text:tab/>jetbot nano 4G 버전의 Ubuntu 18.04</text:p>
      <text:p text:style-name="P25"><text:span text:style-name="T16">사용 빌드 툴 <text:s text:c="9"/>:<text:tab/></text:span>cmake, make</text:p>
      <text:p text:style-name="P6"><text:span text:style-name="T16">MAVSDK version <text:s text:c="2"/>:<text:tab/></text:span> v0.35.1 stable</text:p>
      <text:p text:style-name="P6"/>
      <text:p text:style-name="P7"><text:s text:c="4"/><text:span text:style-name="T16">device</text:span> <text:tab/> <text:s text:c="8"/>:<text:tab/>pixhawk1 mbro (usb connection)</text:p>
      <text:p text:style-name="P7"/>
      <text:p text:style-name="P5"/>
      <text:p text:style-name="P3"/>
      <text:p text:style-name="P3"/>
      <text:p text:style-name="P21">1. MAVSDK의 설치</text:p>
      <text:p text:style-name="P3"/>
      <text:p text:style-name="P4"/>
      <text:p text:style-name="P4">아래의 사이트로 이동하여 처음부터 따라하면 MAVSDK의 설치가 진행됩니다.</text:p>
      <text:p text:style-name="P4"><text:a xlink:type="simple" xlink:href="https://mavsdk.mavlink.io/develop/en/contributing/build.html" text:style-name="Internet_20_link" text:visited-style-name="Visited_20_Internet_20_Link">https://mavsdk.mavlink.io/develop/en/contributing/build.html</text:a></text:p>
      <text:p text:style-name="P4"/>
      <text:p text:style-name="P4">이를 간단하게 정리하면 아래와 같습니다.</text:p>
      <text:p text:style-name="P4"/>
      <text:p text:style-name="P12">1. dependencies 설치</text:p>
      <text:p text:style-name="P12"/>
      <text:p text:style-name="P4"><text:tab/><text:span text:style-name="T29">sudo apt-get update -y</text:span></text:p>
      <text:p text:style-name="P8"><text:span text:style-name="T25"><text:tab/></text:span><text:span text:style-name="Source_20_Text"><text:span text:style-name="T27">sudo apt-get install cmake build-essential colordiff git doxygen -y</text:span></text:span></text:p>
      <text:p text:style-name="P8"><text:span text:style-name="Source_20_Text"><text:span text:style-name="T2"/></text:span></text:p>
      <text:p text:style-name="P8"><text:span text:style-name="Source_20_Text"><text:span text:style-name="T1">2. git으로 MAVSDK 라이브러리 다운로드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tab/></text:span></text:span><text:span text:style-name="Source_20_Text"><text:span text:style-name="T28">git clone </text:span></text:span><text:a xlink:type="simple" xlink:href="https://github.com/mavlink/MAVSDK.git" text:style-name="Internet_20_link" text:visited-style-name="Visited_20_Internet_20_Link"><text:span text:style-name="Source_20_Text"><text:span text:style-name="T28">https://github.com/mavlink/MAVSDK.git</text:span></text:span></text:a></text:p>
      <text:p text:style-name="P8"><text:span text:style-name="Source_20_Text"><text:span text:style-name="T26"><text:tab/></text:span></text:span><text:span text:style-name="Source_20_Text"><text:span text:style-name="T28">cd MAVSDK</text:span></text:span></text:p>
      <text:p text:style-name="P8"><text:span text:style-name="Source_20_Text"><text:span text:style-name="T4"/></text:span></text:p>
      <text:p text:style-name="P8"><text:span text:style-name="Source_20_Text"><text:span text:style-name="T13">3. <text:s/>branch 선택 및 submodule 업데이트 </text:span></text:span></text:p>
      <text:p text:style-name="P8"><text:span text:style-name="Source_20_Text"><text:span text:style-name="T4"/></text:span></text:p>
      <text:p text:style-name="P8"><text:span text:style-name="Source_20_Text"><text:span text:style-name="T4"><text:tab/>* 최신 stable 빌드 : <text:tab/></text:span></text:span><text:span text:style-name="Source_20_Text"><text:span text:style-name="T28">git checkout master</text:span></text:span></text:p>
      <text:p text:style-name="P8"><text:span text:style-name="Source_20_Text"><text:span text:style-name="T4"><text:tab/>* latest 빌드 : <text:tab/><text:tab/></text:span></text:span><text:span text:style-name="Source_20_Text"><text:span text:style-name="T26">git checkout develop</text:span></text:span></text:p>
      <text:p text:style-name="P8"><text:span text:style-name="Source_20_Text"><text:span text:style-name="T4"/></text:span></text:p>
      <text:p text:style-name="P8"><text:span text:style-name="Source_20_Text"><text:span text:style-name="T4"><text:tab/></text:span></text:span><text:span text:style-name="Source_20_Text"><text:span text:style-name="T28">git submodule update <text:s/>--init --recursive </text:span></text:span></text:p>
      <text:p text:style-name="P8"><text:span text:style-name="Source_20_Text"><text:span text:style-name="T4"/></text:span></text:p>
      <text:p text:style-name="P8"><text:span text:style-name="Source_20_Text"><text:span text:style-name="T13">4. <text:s/>c++ 라이브러리 build하기</text:span></text:span></text:p>
      <text:p text:style-name="P8"><text:span text:style-name="Source_20_Text"><text:span text:style-name="T19"/></text:span></text:p>
      <text:p text:style-name="P8"><text:span text:style-name="Source_20_Text"><text:span text:style-name="T19"><text:tab/></text:span></text:span><text:span text:style-name="Source_20_Text"><text:span text:style-name="T28">cmake -DCMAKE_BUILD_TYPE=Debug -DBUILD_SHARED_LIBS=ON -Bbuild/default -H.</text:span></text:span></text:p>
      <text:p text:style-name="P2"><text:span text:style-name="Source_20_Text"><text:span text:style-name="T24"><text:tab/></text:span></text:span><text:span text:style-name="Source_20_Text"><text:span text:style-name="T29">cmake --build build/default</text:span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pan text:style-name="Source_20_Text"><text:span text:style-name="T5"/></text:span></text:p>
      <text:p text:style-name="P23"><text:soft-page-break/><text:span text:style-name="Source_20_Text"><text:span text:style-name="T14">5. build 파일 install</text:span></text:span></text:p>
      <text:p text:style-name="P23"><text:span text:style-name="Source_20_Text"><text:span text:style-name="T5"/></text:span></text:p>
      <text:p text:style-name="P23"><text:span text:style-name="Source_20_Text"><text:span text:style-name="T7">a. local install : 특정 파일 내에서만 활용이 가능.</text:span></text:span></text:p>
      <text:p text:style-name="P23"><text:span text:style-name="Source_20_Text"><text:span text:style-name="T6"><text:tab/></text:span></text:span></text:p>
      <text:p text:style-name="P8"><text:span text:style-name="Source_20_Text"><text:span text:style-name="T20"><text:tab/></text:span></text:span><text:span text:style-name="Source_20_Text"><text:span text:style-name="T21">cmake -DCMAKE_BUILD_TYPE=Release -DBUILD_SHARED_LIBS=ON -DCMAKE_INSTALL_PREFIX=install -Bbuild/default -H.</text:span></text:span></text:p>
      <text:p text:style-name="P8"><text:span text:style-name="Source_20_Text"><text:span text:style-name="T21"/></text:span></text:p>
      <text:p text:style-name="P2"><text:span text:style-name="Source_20_Text"><text:span text:style-name="T31"><text:tab/></text:span></text:span><text:span text:style-name="Source_20_Text"><text:span text:style-name="T30">cmake --build build/default --target install</text:span></text:span></text:p>
      <text:p text:style-name="P8"/>
      <text:p text:style-name="P14"><text:tab/>이렇게 하면 /<text:span text:style-name="T33">MAVSDK/install 폴더에 설치 파일이 생성된다.</text:span></text:p>
      <text:p text:style-name="P14"/>
      <text:p text:style-name="P9"/>
      <text:p text:style-name="P9"><text:span text:style-name="T17">b. system install : </text:span><text:span text:style-name="T18">linux c++ 라이브러리에 추가</text:span></text:p>
      <text:p text:style-name="P9"/>
      <text:p text:style-name="P15"><text:tab/>이는 cmake 의 install 을 활용하여 bin 에 mavsdk 에서 사용가능한 라이브러리를 추가하는 것 같다.</text:p>
      <text:p text:style-name="P10"/>
      <text:p text:style-name="P24"><text:span text:style-name="T15"><text:tab/></text:span><text:span text:style-name="Source_20_Text"><text:span text:style-name="T23">sudo cmake --build build/default --target install # sudo is required to install to system directories!</text:span></text:span></text:p>
      <text:p text:style-name="P1"/>
      <text:p text:style-name="Preformatted_20_Text"><text:span text:style-name="Source_20_Text"><text:span text:style-name="T8"><text:tab/>아래 코드는 최초 설치시에만 실행한다. 공유 라이브러리의 캐시를 재설정해야 하기 때문이다.</text:span></text:span></text:p>
      <text:p text:style-name="Preformatted_20_Text"><text:span text:style-name="Source_20_Text"><text:span text:style-name="T22"/></text:span></text:p>
      <text:p text:style-name="P2"><text:span text:style-name="Source_20_Text"><text:span text:style-name="T22"><text:tab/></text:span></text:span><text:span text:style-name="Source_20_Text"><text:span text:style-name="T23">sudo ldconfig <text:s/></text:span></text:span></text:p>
      <text:p text:style-name="P10"/>
      <text:p text:style-name="P18">2. MAVSDK 엑세스 코드 작성</text:p>
      <text:p text:style-name="P13"/>
      <text:p text:style-name="P11"><text:span text:style-name="T34">라이브러리 빌드 참조</text:span><text:span text:style-name="T12"> <text:s/>: </text:span><text:a xlink:type="simple" xlink:href="https://mavsdk.mavlink.io/develop/en/cpp/" text:style-name="Internet_20_link" text:visited-style-name="Visited_20_Internet_20_Link"><text:span text:style-name="T12">https://mavsdk.mavlink.io/develop/en/cpp/</text:span></text:a></text:p>
      <text:p text:style-name="P11"><text:span text:style-name="T34">MAVSDK telemetry 클래스 참조 </text:span><text:span text:style-name="T12">: </text:span><text:a xlink:type="simple" xlink:href="https://mavsdk.mavlink.io/develop/en/guide/telemetry.html" text:style-name="Internet_20_link" text:visited-style-name="Visited_20_Internet_20_Link"><text:span text:style-name="T12">https://mavsdk.mavlink.io/develop/en/guide/telemetry.html</text:span></text:a></text:p>
      <text:p text:style-name="P16"><text:span text:style-name="T16">예제 실행 참조</text:span> : <text:a xlink:type="simple" xlink:href="https://mavsdk.mavlink.io/develop/en/examples/" text:style-name="Internet_20_link" text:visited-style-name="Visited_20_Internet_20_Link">https://mavsdk.mavlink.io/develop/en/examples/</text:a></text:p>
      <text:p text:style-name="P16"/>
      <text:p text:style-name="P16"/>
      <text:p text:style-name="P16"/>
      <text:p text:style-name="P17">등록된 서버 ip 주소 </text:p>
      <text:p text:style-name="P17">1. 내부 : 192.168.0.20</text:p>
      <text:p text:style-name="P17">2. 외부 : 182.217.110.146:54321</text:p>
      <text:p text:style-name="P17"/>
      <text:p text:style-name="P17">username : johnman</text:p>
      <text:p text:style-name="P26"><text:span text:style-name="T9">비밀번호 : </text:span><text:span text:style-name="T10">tkrlRnsrotoRL</text:span><text:span text:style-name="T9">!@#$</text:span></text:p>
      <text:p text:style-name="P26"><text:span text:style-name="T9"/></text:p>
      <text:p text:style-name="P27"><text:span text:style-name="T9">1. </text:span><text:span text:style-name="T11">cmake 빌드 환경.</text:span></text:p>
      <text:p text:style-name="P27"><text:span text:style-name="T11"/></text:p>
      <text:p text:style-name="P27"><text:span text:style-name="T11"/></text:p>
      <text:p text:style-name="P27"><text:span text:style-name="T8"/></text:p>
      <text:p text:style-name="P2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KR1" svg:font-family="'Noto Sans Mono CJK KR'" style:font-family-generic="modern" style:font-pitch="fixed"/>
    <style:font-face style:name="Ubuntu" svg:font-family="Ubuntu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1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1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1:06:07.893988250</meta:creation-date>
    <dc:date>2021-01-25T15:24:01.112432227</dc:date>
    <meta:editing-duration>P5DT3H23M16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2" meta:paragraph-count="44" meta:word-count="424" meta:character-count="1681" meta:non-whitespace-character-count="1402"/>
  </office:meta>
</office:document-meta>
</file>